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1c9"/>
    </style:style>
    <style:style style:name="P2" style:family="paragraph" style:parent-style-name="Standard">
      <style:text-properties officeooo:rsid="0008a1c9" officeooo:paragraph-rsid="0008a1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your entry file</text:p>
      <text:p text:style-name="P2">ipmort React from ‘react’;</text:p>
      <text:p text:style-name="P2">import ReactDOM from ‘react-dom’;</text:p>
      <text:p text:style-name="P2"/>
      <text:p text:style-name="P2">document.addEventListener(“DOMContentLoaded”, function {</text:p>
      <text:p text:style-name="P2"/>
      <text:p text:style-name="P2">we need to give react a root. <text:s/>All of react’s content is giong to be added to this element that we give it. <text:s/></text:p>
      <text:p text:style-name="P2"/>
      <text:p text:style-name="P2">})</text:p>
      <text:p text:style-name="P2"/>
      <text:p text:style-name="P2">document.getElementById(“”) - finds the element in the DOM with that id</text:p>
      <text:p text:style-name="P2">React.createElement(“”) - creates an element on the dom with these properties (check react docs to understand input properti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9:41:37.824402476</meta:creation-date>
    <meta:editing-duration>PT1H34M11S</meta:editing-duration>
    <meta:editing-cycles>2</meta:editing-cycles>
    <meta:generator>LibreOffice/6.0.7.3$Linux_X86_64 LibreOffice_project/00m0$Build-3</meta:generator>
    <dc:date>2019-04-02T11:31:17.901168347</dc:date>
    <meta:document-statistic meta:table-count="0" meta:image-count="0" meta:object-count="0" meta:page-count="1" meta:paragraph-count="8" meta:word-count="68" meta:character-count="442" meta:non-whitespace-character-count="379"/>
  </office:meta>
</office:document-meta>
</file>